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automatic-styles>
    <style:style style:name="Table2" style:family="table">
      <style:table-properties style:width="6.5in" fo:margin-left="-0.075in" fo:margin-top="0in" fo:margin-bottom="0in" table:align="left"/>
    </style:style>
    <style:style style:name="Table2.A" style:family="table-column">
      <style:table-column-properties style:column-width="6.5in"/>
    </style:style>
    <style:style style:name="Table2.1" style:family="table-row">
      <style:table-row-properties style:keep-together="true" fo:keep-together="auto"/>
    </style:style>
    <style:style style:name="Table2.A1" style:family="table-cell">
      <style:table-cell-properties style:vertical-align="" fo:background-color="#272822" fo:padding-left="0.075in" fo:padding-right="0.075in" fo:padding-top="0in" fo:padding-bottom="0in" fo:border="none">
        <style:background-image/>
      </style:table-cell-properties>
    </style:style>
    <style:style style:name="P1" style:family="paragraph" style:parent-style-name="Standard">
      <style:text-properties style:font-name="Roboto" fo:font-size="10pt" style:font-name-asian="Roboto1" style:font-size-asian="10pt" style:font-name-complex="Roboto1" style:font-size-complex="10pt"/>
    </style:style>
    <style:style style:name="P2" style:family="paragraph" style:parent-style-name="Standard">
      <style:text-properties style:font-name="Roboto" fo:font-size="10pt" fo:font-style="italic" style:font-name-asian="Roboto1" style:font-size-asian="10pt" style:font-style-asian="italic" style:font-name-complex="Roboto1" style:font-size-complex="10pt"/>
    </style:style>
    <style:style style:name="P3" style:family="paragraph" style:parent-style-name="Standard">
      <style:paragraph-properties fo:orphans="0" fo:widows="0"/>
      <style:text-properties fo:color="#dddddd" style:font-name="Roboto" fo:font-size="10pt" style:font-name-asian="Roboto1" style:font-size-asian="10pt" style:font-name-complex="Roboto1" style:font-size-complex="10pt"/>
    </style:style>
    <style:style style:name="P4" style:family="paragraph" style:parent-style-name="Standard">
      <style:paragraph-properties fo:margin-left="0.5in" fo:margin-right="0in" fo:text-indent="-0.25in" style:auto-text-indent="false"/>
    </style:style>
    <style:style style:name="P5" style:family="paragraph" style:parent-style-name="Standard" style:list-style-name="WWNum16">
      <style:paragraph-properties fo:margin-left="0.5in" fo:margin-right="0in" fo:text-indent="-0.25in" style:auto-text-indent="false"/>
    </style:style>
    <style:style style:name="P6" style:family="paragraph" style:parent-style-name="Standard" style:list-style-name="WWNum20">
      <style:paragraph-properties fo:margin-left="1in" fo:margin-right="0in" fo:text-indent="-0.25in" style:auto-text-indent="false"/>
    </style:style>
    <style:style style:name="T1" style:family="text">
      <style:text-properties style:font-name="Roboto" fo:font-size="10pt" style:font-name-asian="Roboto1" style:font-size-asian="10pt" style:font-name-complex="Roboto1" style:font-size-complex="10pt"/>
    </style:style>
    <style:style style:name="T2" style:family="text">
      <style:text-properties style:font-name="Roboto" fo:font-size="10pt" fo:font-style="italic" style:font-name-asian="Roboto1" style:font-size-asian="10pt" style:font-style-asian="italic" style:font-name-complex="Roboto1" style:font-size-complex="10pt"/>
    </style:style>
    <style:style style:name="T3" style:family="text">
      <style:text-properties fo:color="#c7254e" style:font-name="Roboto" fo:font-size="10pt" fo:font-weight="bold" style:font-name-asian="Roboto1" style:font-size-asian="10pt" style:font-weight-asian="bold" style:font-name-complex="Roboto1"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2889993409299808051" text:style-name="WWNum16">
        <text:list-item>
          <text:p text:style-name="P5"><text:span text:style-name="T1">In this Exercise, you learned how to use </text:span><text:span text:style-name="T3">if-elif-else</text:span><text:span text:style-name="T1"> statements to run different tasks based on conditions that you define. Now practice that skill by writing a script for a simple travel app using an </text:span><text:span text:style-name="T3">if-elif-else</text:span><text:span text:style-name="T1"> statement for the following situation: <text:line-break/></text:span></text:p>
        </text:list-item>
      </text:list>
      <text:list xml:id="list1852655832663453544" text:style-name="WWNum20">
        <text:list-item>
          <text:p text:style-name="P6"><text:span text:style-name="T1">The script should ask the user where they want to travel. </text:span></text:p>
        </text:list-item>
        <text:list-item>
          <text:p text:style-name="P6"><text:span text:style-name="T1">The user’s input should be checked for 3 different travel destinations that you define. </text:span></text:p>
        </text:list-item>
        <text:list-item>
          <text:p text:style-name="P6"><text:span text:style-name="T1">If the user’s input is one of those 3 destinations, the following statement should be printed: “Enjoy your stay in ______!”</text:span></text:p>
        </text:list-item>
        <text:list-item>
          <text:p text:style-name="P6"><text:span text:style-name="T1">If the user’s input is something other than the defined destinations, the following statement should be printed: “Oops, that destination is not currently available.”</text:span></text:p>
        </text:list-item>
      </text:list>
      <text:p text:style-name="Standard"><text:span text:style-name="T1"><text:tab/></text:span></text:p>
      <text:p text:style-name="Standard"><text:span text:style-name="T1">Write your script here. </text:span><text:span text:style-name="T2">(Hint: remember what you learned about indents!)</text:span></text:p>
      <text:p text:style-name="P2"/>
      <table:table table:name="Table2" table:style-name="Table2">
        <table:table-column table:style-name="Table2.A"/>
        <table:table-row table:style-name="Table2.1">
          <table:table-cell table:style-name="Table2.A1" office:value-type="string">
            <text:p text:style-name="P3">vacation = input(“Enter where you want to travel: “)</text:p>
            <text:p text:style-name="P3">vacation = vacation.strip()</text:p>
            <text:p text:style-name="P3"/>
            <text:p text:style-name="P3">if vacation == “Dushanbe”:</text:p>
            <text:p text:style-name="P3"><text:s text:c="4"/>print(“Enjoy your stay in Dushanbe!”)</text:p>
            <text:p text:style-name="P3">elif vacation == “Khujand”:</text:p>
            <text:p text:style-name="P3"><text:s text:c="4"/>print(“Enjoy your stay in Khujand!”)</text:p>
            <text:p text:style-name="P3">elif vacation == “Kulob”:</text:p>
            <text:p text:style-name="P3"><text:s text:c="4"/>print(“Enjoy your stay in Kulob!”)</text:p>
            <text:p text:style-name="P3">else:</text:p>
            <text:p text:style-name="P3"><text:s text:c="4"/>print(“Oops, that destination is not currently available.”)</text:p>
          </table:table-cell>
        </table:table-row>
        <table:table-row table:style-name="Table2.1">
          <table:table-cell table:style-name="Table2.A1" office:value-type="string">
            <text:p text:style-name="P3"/>
          </table:table-cell>
        </table:table-row>
      </table:table>
      <text:p text:style-name="P1"/>
      <text:list xml:id="list41653160" text:continue-list="list2889993409299808051" text:style-name="WWNum16">
        <text:list-item>
          <text:p text:style-name="P5"><text:span text:style-name="T1">Imagine you’re at a job interview for a Python developer role. The interviewer says “Explain logical operators in Python”. Draft how you would respond.</text:span></text:p>
        </text:list-item>
      </text:list>
      <text:p text:style-name="P4"><text:span text:style-name="T1"><text:tab/>- They compare two or more things for equality, greaterness, lessness, or not equality and return a boolean.</text:span></text:p>
      <text:p text:style-name="P1"/>
      <text:list xml:id="list41660813" text:continue-numbering="true" text:style-name="WWNum16">
        <text:list-item>
          <text:p text:style-name="P5"><text:span text:style-name="T1">What are functions in Python? When and why are they useful?</text:span></text:p>
          <text:p text:style-name="P5"><text:span text:style-name="T1">- Functions are a very versatile thing, but are a named and defined block of code that can be given parameters/arguments. <text:s/>They are useful when you want to run a block of code or an operation in multiple places so that you do not have to re-write the same code repeatedly.</text:span></text:p>
        </text:list-item>
      </text:list>
      <text:p text:style-name="P1"/>
      <text:list xml:id="list41683311" text:continue-numbering="true" text:style-name="WWNum16">
        <text:list-item>
          <text:p text:style-name="P5"><text:span text:style-name="T1">In the section for Exercise 1 in this Learning Journal, you were asked in question 3 to set some goals for yourself while you complete this course. <text:s/>In preparation for your next mentor call, make some notes on how you’ve progressed towards your goals so far.</text:span></text:p>
        </text:list-item>
      </text:list>
      <text:p text:style-name="P4"><text:span text:style-name="T1"><text:tab/>- Most of this syntax stuff that we've done I have studied before thru Coursera primarily. I feel refreshed on it and have a better context to understand it thru working with the same concepts in JavaScript. I feel like any of this syntax stuff is basic stuff to learning any programming language so it certainly helps with clearing that up for understanding the frameworks and tools using Python that I will learn later, but as I learned in JavaScript there's a big jump between what is like to write syntical opera<text:tab/>tions and what it is like to write code from a framework (like React or Express) that often felt like leaving that stuff mostly behind in favor on calling methods and tools provided by the framework or library. For the last goal, I definitely do feel better competency in my ability to write code for a technical quiz (like the first question here, which I wrote without checking elsew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7-05T21:17:13.13</meta:creation-date>
    <meta:document-statistic meta:table-count="1" meta:image-count="0" meta:object-count="0" meta:page-count="1" meta:paragraph-count="23" meta:word-count="488" meta:character-count="2876"/>
    <dc:date>2025-07-05T21:40:00.80</dc:date>
    <meta:editing-duration>PT6M52S</meta:editing-duration>
    <meta:editing-cycles>1</meta:editing-cycles>
    <meta:generator>OpenOffice/4.1.7$Win32 OpenOffice.org_project/417m1$Build-9800</meta:generator>
  </office:meta>
</office:document-meta>
</file>